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f5f92"/>
    </style:style>
    <style:style style:name="P2" style:family="paragraph" style:parent-style-name="Text_20_body">
      <style:text-properties officeooo:rsid="001deeac" officeooo:paragraph-rsid="001deeac"/>
    </style:style>
    <style:style style:name="P3" style:family="paragraph" style:parent-style-name="Text_20_body">
      <style:text-properties officeooo:rsid="001f57ed" officeooo:paragraph-rsid="001f57ed"/>
    </style:style>
    <style:style style:name="P4" style:family="paragraph" style:parent-style-name="Text_20_body">
      <style:text-properties officeooo:rsid="001f5f92" officeooo:paragraph-rsid="001f5f92"/>
    </style:style>
    <style:style style:name="P5" style:family="paragraph" style:parent-style-name="Text_20_body">
      <style:text-properties officeooo:rsid="0020011a" officeooo:paragraph-rsid="0020011a"/>
    </style:style>
    <style:style style:name="P6" style:family="paragraph" style:parent-style-name="Text_20_body">
      <style:text-properties officeooo:rsid="00235a2b" officeooo:paragraph-rsid="00235a2b"/>
    </style:style>
    <style:style style:name="P7" style:family="paragraph" style:parent-style-name="Text_20_body">
      <style:text-properties officeooo:paragraph-rsid="0025330b"/>
    </style:style>
    <style:style style:name="P8" style:family="paragraph" style:parent-style-name="Standard">
      <style:paragraph-properties fo:text-align="center" style:justify-single-word="false"/>
      <style:text-properties style:font-name="Liberation Sans" fo:font-size="14pt" officeooo:rsid="001deeac" officeooo:paragraph-rsid="001deeac" style:font-size-asian="12.25pt" style:font-size-complex="14pt"/>
    </style:style>
    <style:style style:name="P9" style:family="paragraph" style:parent-style-name="Standard">
      <style:text-properties officeooo:rsid="00251006" officeooo:paragraph-rsid="00251006"/>
    </style:style>
    <style:style style:name="P10" style:family="paragraph" style:parent-style-name="Standard">
      <style:text-properties officeooo:paragraph-rsid="00259a79"/>
    </style:style>
    <style:style style:name="P11" style:family="paragraph" style:parent-style-name="Standard">
      <style:text-properties officeooo:paragraph-rsid="002757a3"/>
    </style:style>
    <style:style style:name="P12" style:family="paragraph" style:parent-style-name="Standard">
      <style:text-properties officeooo:paragraph-rsid="002a8879"/>
    </style:style>
    <style:style style:name="P13" style:family="paragraph" style:parent-style-name="Standard" style:list-style-name="L6">
      <style:text-properties officeooo:rsid="00251006" officeooo:paragraph-rsid="00251006"/>
    </style:style>
    <style:style style:name="P14" style:family="paragraph" style:parent-style-name="Standard">
      <style:text-properties officeooo:rsid="00259a79" officeooo:paragraph-rsid="00259a79"/>
    </style:style>
    <style:style style:name="P15" style:family="paragraph" style:parent-style-name="Standard">
      <style:text-properties officeooo:rsid="0026d929" officeooo:paragraph-rsid="00259a79"/>
    </style:style>
    <style:style style:name="P16" style:family="paragraph" style:parent-style-name="Standard">
      <style:text-properties fo:color="#1a1a1a" style:font-name="Monospace" fo:font-size="10pt" officeooo:rsid="002757a3" officeooo:paragraph-rsid="002757a3" style:font-name-asian="Monospace" style:font-size-asian="10pt" style:font-name-complex="Monospace" style:font-size-complex="10pt"/>
    </style:style>
    <style:style style:name="P17" style:family="paragraph" style:parent-style-name="Standard">
      <style:text-properties fo:color="#1a1a1a" style:font-name="Monospace" fo:font-size="10pt" officeooo:rsid="003543c8" style:font-name-asian="Monospace" style:font-size-asian="10pt" style:font-name-complex="Monospace" style:font-size-complex="10pt"/>
    </style:style>
    <style:style style:name="P18" style:family="paragraph" style:parent-style-name="Standard">
      <style:text-properties officeooo:rsid="002757a3"/>
    </style:style>
    <style:style style:name="P19" style:family="paragraph" style:parent-style-name="Standard">
      <style:text-properties officeooo:rsid="002757a3" officeooo:paragraph-rsid="002757a3"/>
    </style:style>
    <style:style style:name="P20" style:family="paragraph" style:parent-style-name="Standard">
      <style:text-properties officeooo:rsid="002a8879" officeooo:paragraph-rsid="002a8879"/>
    </style:style>
    <style:style style:name="P21" style:family="paragraph" style:parent-style-name="Standard">
      <style:paragraph-properties fo:line-height="150%"/>
      <style:text-properties fo:color="#000000" style:font-name="Liberation Sans" fo:font-size="8pt" officeooo:rsid="002d6b89" officeooo:paragraph-rsid="002d6b89" style:font-size-asian="8pt" style:font-size-complex="8pt"/>
    </style:style>
    <style:style style:name="P22" style:family="paragraph" style:parent-style-name="Standard">
      <style:text-properties officeooo:rsid="002e8dc5" officeooo:paragraph-rsid="002e8dc5"/>
    </style:style>
    <style:style style:name="P23" style:family="paragraph" style:parent-style-name="Standard">
      <style:text-properties officeooo:rsid="0032169d" officeooo:paragraph-rsid="0032169d"/>
    </style:style>
    <style:style style:name="P24" style:family="paragraph" style:parent-style-name="Standard">
      <style:text-properties officeooo:rsid="003543c8"/>
    </style:style>
    <style:style style:name="P25" style:family="paragraph" style:parent-style-name="Standard">
      <style:text-properties officeooo:rsid="003543c8" officeooo:paragraph-rsid="003543c8"/>
    </style:style>
    <style:style style:name="P26" style:family="paragraph" style:parent-style-name="Standard">
      <style:text-properties officeooo:rsid="00336a6b"/>
    </style:style>
    <style:style style:name="P27" style:family="paragraph" style:parent-style-name="Heading_20_3">
      <style:text-properties officeooo:rsid="00251006" officeooo:paragraph-rsid="0025330b"/>
    </style:style>
    <style:style style:name="P28" style:family="paragraph" style:parent-style-name="Heading_20_3">
      <style:text-properties officeooo:rsid="0025330b" officeooo:paragraph-rsid="0025330b"/>
    </style:style>
    <style:style style:name="P29" style:family="paragraph" style:parent-style-name="Heading_20_3">
      <style:text-properties officeooo:rsid="002cf7be" officeooo:paragraph-rsid="002cf7be"/>
    </style:style>
    <style:style style:name="P30" style:family="paragraph" style:parent-style-name="Heading_20_3">
      <style:text-properties officeooo:rsid="002f3789" officeooo:paragraph-rsid="002f3789"/>
    </style:style>
    <style:style style:name="P31" style:family="paragraph" style:parent-style-name="Text_20_body" style:list-style-name="L1">
      <style:text-properties officeooo:rsid="001deeac" officeooo:paragraph-rsid="001deeac"/>
    </style:style>
    <style:style style:name="P32" style:family="paragraph" style:parent-style-name="Text_20_body" style:list-style-name="L2">
      <style:text-properties officeooo:rsid="001f57ed" officeooo:paragraph-rsid="001f57ed"/>
    </style:style>
    <style:style style:name="P33" style:family="paragraph" style:parent-style-name="Text_20_body" style:list-style-name="L3">
      <style:text-properties officeooo:rsid="001f57ed" officeooo:paragraph-rsid="001f57ed"/>
    </style:style>
    <style:style style:name="P34" style:family="paragraph" style:parent-style-name="Text_20_body" style:list-style-name="L4">
      <style:text-properties officeooo:paragraph-rsid="001f5f92"/>
    </style:style>
    <style:style style:name="P35" style:family="paragraph" style:parent-style-name="Text_20_body" style:list-style-name="L5">
      <style:text-properties officeooo:rsid="00235a2b" officeooo:paragraph-rsid="00235a2b"/>
    </style:style>
    <style:style style:name="P36" style:family="paragraph" style:parent-style-name="Text_20_body" style:list-style-name="L7">
      <style:text-properties officeooo:rsid="0025330b" officeooo:paragraph-rsid="0025330b"/>
    </style:style>
    <style:style style:name="P37" style:family="paragraph" style:parent-style-name="Text_20_body">
      <style:text-properties officeooo:rsid="0025330b" officeooo:paragraph-rsid="0025330b"/>
    </style:style>
    <style:style style:name="P38" style:family="paragraph" style:parent-style-name="Text_20_body">
      <style:text-properties style:font-name="Liberation Sans" fo:font-size="8pt" officeooo:rsid="00259a79" officeooo:paragraph-rsid="00259a79" style:font-size-asian="8pt" style:font-size-complex="8pt"/>
    </style:style>
    <style:style style:name="P39" style:family="paragraph" style:parent-style-name="Text_20_body">
      <style:text-properties style:font-name="Liberation Sans" fo:font-size="8pt" officeooo:rsid="0032169d" officeooo:paragraph-rsid="0032169d" style:font-size-asian="8pt" style:font-size-complex="8pt"/>
    </style:style>
    <style:style style:name="P40" style:family="paragraph" style:parent-style-name="Text_20_body">
      <style:text-properties officeooo:rsid="002d6b89" officeooo:paragraph-rsid="002d6b89"/>
    </style:style>
    <style:style style:name="P41" style:family="paragraph" style:parent-style-name="Text_20_body">
      <style:text-properties officeooo:rsid="002f3789" officeooo:paragraph-rsid="002f3789"/>
    </style:style>
    <style:style style:name="P42" style:family="paragraph" style:parent-style-name="Text_20_body">
      <style:text-properties officeooo:rsid="0030bfd3" officeooo:paragraph-rsid="0030bfd3"/>
    </style:style>
    <style:style style:name="P43" style:family="paragraph" style:parent-style-name="Heading_20_2">
      <style:text-properties officeooo:rsid="001deeac" officeooo:paragraph-rsid="001deeac"/>
    </style:style>
    <style:style style:name="P44" style:family="paragraph" style:parent-style-name="Heading_20_2">
      <style:text-properties officeooo:rsid="001f57ed" officeooo:paragraph-rsid="001f57ed"/>
    </style:style>
    <style:style style:name="P45" style:family="paragraph" style:parent-style-name="Heading_20_2">
      <style:text-properties officeooo:rsid="0020011a" officeooo:paragraph-rsid="0020011a"/>
    </style:style>
    <style:style style:name="P46" style:family="paragraph" style:parent-style-name="Heading_20_2">
      <style:text-properties officeooo:rsid="00235a2b" officeooo:paragraph-rsid="00235a2b"/>
    </style:style>
    <style:style style:name="P47" style:family="paragraph" style:parent-style-name="Heading_20_2">
      <style:text-properties officeooo:rsid="00235a2b" officeooo:paragraph-rsid="00251006"/>
    </style:style>
    <style:style style:name="P48" style:family="paragraph" style:parent-style-name="Heading_20_2">
      <style:text-properties officeooo:rsid="00336a6b" officeooo:paragraph-rsid="00336a6b"/>
    </style:style>
    <style:style style:name="P49" style:family="paragraph" style:parent-style-name="Heading_20_1">
      <style:paragraph-properties fo:text-align="center" style:justify-single-word="false"/>
      <style:text-properties officeooo:rsid="001deeac"/>
    </style:style>
    <style:style style:name="T1" style:family="text">
      <style:text-properties officeooo:rsid="001f5f92"/>
    </style:style>
    <style:style style:name="T2" style:family="text">
      <style:text-properties officeooo:rsid="00217761"/>
    </style:style>
    <style:style style:name="T3" style:family="text">
      <style:text-properties officeooo:rsid="0025330b"/>
    </style:style>
    <style:style style:name="T4" style:family="text">
      <style:text-properties officeooo:rsid="00259a79"/>
    </style:style>
    <style:style style:name="T5" style:family="text">
      <style:text-properties officeooo:rsid="0026d929"/>
    </style:style>
    <style:style style:name="T6" style:family="text">
      <style:text-properties officeooo:rsid="002757a3"/>
    </style:style>
    <style:style style:name="T7" style:family="text">
      <style:text-properties officeooo:rsid="002a8879"/>
    </style:style>
    <style:style style:name="T8" style:family="text">
      <style:text-properties officeooo:rsid="002c1b39"/>
    </style:style>
    <style:style style:name="T9" style:family="text">
      <style:text-properties officeooo:rsid="00336a6b"/>
    </style:style>
    <style:style style:name="T10" style:family="text">
      <style:text-properties officeooo:rsid="003543c8"/>
    </style:style>
    <style:style style:name="T11" style:family="text">
      <style:text-properties officeooo:rsid="0035ddb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Erl8583</text:h>
      <text:h text:style-name="P49" text:outline-level="1">An ISO 8583 Erlang Library</text:h>
      <text:p text:style-name="P8"/>
      <text:h text:style-name="P43" text:outline-level="2">Introduction</text:h>
      <text:p text:style-name="P2">Erl8583 is an Erlang library for creating and parsing ISO 8583 messages. <text:s/>ISO 8583 identifies particular fields that may be applicable to a card-originated financial transaction such as a message type indicator, the primary account number, the data on the card's magnetic stripe, a transaction amount, a transaction date, etc. The specification is very complete with respect to specifying the range of possible values, e.g. a transaction amount can be encoded in 12 decimal digits. <text:s/>However, the specification does not mandate the wire-level encoding of the messages so a 12 digit amount could be encoded as:</text:p>
      <text:list xml:id="list980182001" text:style-name="L1">
        <text:list-item>
          <text:p text:style-name="P31">12 ASCII characters (12 bytes)</text:p>
        </text:list-item>
        <text:list-item>
          <text:p text:style-name="P31">12 BCD digits (encoded in 6 bytes)</text:p>
        </text:list-item>
        <text:list-item>
          <text:p text:style-name="P31">12 EBCDIC characters (12 bytes)</text:p>
        </text:list-item>
        <text:list-item>
          <text:p text:style-name="P31">As the value of some attribute in an XML document.</text:p>
        </text:list-item>
      </text:list>
      <text:p text:style-name="P2"/>
      <text:p text:style-name="P2">Erl8583 attempts to provide simple functions for transforming ISO 8583 messages to and from wire-level encodings of the messages. <text:s/>Where the functions do not precisely match the requirement of some message processor, it is possible to use lower-level functions to quickly implement the necessary coding; we demonstrate this by showing how to implement the coding scheme required by American Express.</text:p>
      <text:p text:style-name="P2"/>
      <text:h text:style-name="P44" text:outline-level="2">ISO 8583 Message Structure</text:h>
      <text:p text:style-name="P3">There are currently 3 flavours of ISO 8583 in use:</text:p>
      <text:list xml:id="list1428088750" text:style-name="L2">
        <text:list-item>
          <text:p text:style-name="P32">The 1987 specification</text:p>
        </text:list-item>
        <text:list-item>
          <text:p text:style-name="P32">The 1993 specification</text:p>
        </text:list-item>
        <text:list-item>
          <text:p text:style-name="P32">The 2003 specification</text:p>
          <text:p text:style-name="P32"/>
        </text:list-item>
      </text:list>
      <text:p text:style-name="P3">All versions of ISO 8583 regard messages as comprising 3 parts. <text:s/>At the wire-level, we will allow a message to consist of up to four parts. <text:s/>The three parts comprising the standard part of a message are:</text:p>
      <text:list xml:id="list961540000" text:style-name="L3">
        <text:list-item>
          <text:p text:style-name="P33">The message type identifier (we regard this as field 0). This specifies which version of the 8583 specification is being used, as well as the 'class', 'function' and 'origin' of the message. <text:s/>To gain a better understanding of these terms consult the specifications or Wikipedia.</text:p>
        </text:list-item>
        <text:list-item>
          <text:p text:style-name="P33">A bitmap specifying the fields that are present in the message</text:p>
        </text:list-item>
        <text:list-item>
          <text:p text:style-name="P33">Fields 2 to 128 (1987 specification) or fields 2 to 192 (1993 and 2003 specification) that contain financial information.</text:p>
        </text:list-item>
      </text:list>
      <text:p text:style-name="P3"/>
      <text:p text:style-name="P1"><text:soft-page-break/><text:span text:style-name="T1">At the wire level, a message may </text:span><text:span text:style-name="T2">additionally </text:span><text:span text:style-name="T1">contain:</text:span></text:p>
      <text:list xml:id="list1679402301" text:style-name="L4">
        <text:list-item>
          <text:p text:style-name="P34"><text:span text:style-name="T1">Wrapping </text:span><text:span text:style-name="T2">bytes</text:span><text:span text:style-name="T1">, e.g. bytes that encode the length at the start of the message or padding bytes at the end to ensure that all messages have the same length.</text:span></text:p>
        </text:list-item>
      </text:list>
      <text:p text:style-name="P4"/>
      <text:h text:style-name="P45" text:outline-level="2">Installing erl8583</text:h>
      <text:p text:style-name="P5">To install erl8583, simply unzip the archive into some directory accessible from your Erlang runtime (e.g. /usr/lib/erlang/lib). <text:s/>The unzipped archive contains the compiled beam files as well as the include files, the source and the API documentation.</text:p>
      <text:p text:style-name="P5"/>
      <text:h text:style-name="P46" text:outline-level="2">Erl8583 Modules</text:h>
      <text:p text:style-name="P6">The 0.2.0 release of erl8583 has 10 modules. The 10 modules can be assigned to the following four categories:</text:p>
      <text:list xml:id="list1541876000" text:style-name="L5">
        <text:list-item>
          <text:p text:style-name="P35">The erl8583_message module that provides abstractions of an ISO 8583 message. Functions are provided for creating a message and getting, setting, updating and deleting fields of a message. Since Erlang is a functional programming language, the <text:s/>abstraction of a message is immutable and setting, updating or deleting a field of a message actually creates a new message.</text:p>
        </text:list-item>
        <text:list-item>
          <text:p text:style-name="P35">Marshaller modules that transform an erl8583_message into a wire-level representation or vice-versa. <text:s/>Examples are erl8583_marshaller_ascii and erl8583_marshaller_xml.</text:p>
        </text:list-item>
        <text:list-item>
          <text:p text:style-name="P35">Encoding rules modules that contain encoding rule information for the fields of a message (e.g. that the message type identifier, field 0, comprises exactly 4 decimal digits). There are three such modules: erl8583_fields, erl8583_fields_1993 and erl8583_fields_2003 containing the specifications from the 1987, 1993 and 2003 specifications (the 2003 specification is not yet implemented and trying to use it will raise an exception).</text:p>
        </text:list-item>
        <text:list-item>
          <text:p text:style-name="P35">The erl8583_convert module that provides helper functions for transforming from one data representation to another (e.g. from ASCII to EBCDIC).</text:p>
          <text:p text:style-name="P35"/>
        </text:list-item>
      </text:list>
      <text:h text:style-name="P47" text:outline-level="2">A First Example</text:h>
      <text:p text:style-name="P9">We start by showing how to:</text:p>
      <text:list xml:id="list494434440" text:style-name="L6">
        <text:list-item>
          <text:p text:style-name="P13">Create a simple ISO 8583 message</text:p>
        </text:list-item>
        <text:list-item>
          <text:p text:style-name="P13">Marshal the message (we marshal into an XML format)</text:p>
        </text:list-item>
        <text:list-item>
          <text:p text:style-name="P13">Write a Java server using the jPOS ISO 8583 framework that receives the marshalled message and sends a reply</text:p>
        </text:list-item>
        <text:list-item>
          <text:p text:style-name="P13">How to unmarshal the reply from the jPOS server</text:p>
        </text:list-item>
      </text:list>
      <text:h text:style-name="P27" text:outline-level="3" text:is-list-header="true"/>
      <text:h text:style-name="P28" text:outline-level="3">Creating a Message</text:h>
      <text:p text:style-name="P7"><text:span text:style-name="T3">The code below shows how to create a message with a message type identifier (MTI) of “0100”, a primary account number (PAN), a card acceptor terminal ID and personal ID number data. <text:s/>What's worth noting is that the first 3 fields are strings while the fourth is a binary. <text:s/>Even when a value can </text:span><text:soft-page-break/><text:span text:style-name="T3">contain only an integer value (e.g. the PAN) it should be passed as a string. <text:s/>Erl8583 message fields should be one of the following 3 types:</text:span></text:p>
      <text:list xml:id="list1464043042" text:style-name="L7">
        <text:list-item>
          <text:p text:style-name="P36">A string</text:p>
        </text:list-item>
        <text:list-item>
          <text:p text:style-name="P36">A binary</text:p>
        </text:list-item>
        <text:list-item>
          <text:p text:style-name="P36">Another erl8583 message (this is to cater for ISO 8583 processors who expect some message fields to contain subfields); we don't consider this use case in this guide.</text:p>
        </text:list-item>
      </text:list>
      <text:p text:style-name="P37"/>
      <text:p text:style-name="P38">-module(jpos_test).</text:p>
      <text:p text:style-name="P38"/>
      <text:p text:style-name="P38">-include("erl8583/include/erl8583_field_ids.hrl").</text:p>
      <text:p text:style-name="P38"/>
      <text:p text:style-name="P38">-export([jtest/0]).</text:p>
      <text:p text:style-name="P38"/>
      <text:p text:style-name="P38">jtest() -&gt;</text:p>
      <text:p text:style-name="P38"><text:tab/>Msg1 = erl8583_message:new(),</text:p>
      <text:p text:style-name="P38"><text:tab/>Msg2 = erl8583_message:set(?MTI, "0100", Msg1),</text:p>
      <text:p text:style-name="P38"><text:tab/>Msg3 = erl8583_message:set(?PAN, "1234567890123456", Msg2),</text:p>
      <text:p text:style-name="P38"><text:tab/>Msg4 = erl8583_message:set(?CARD_ACCEPTOR_TERMINAL_ID, "Term1", Msg3),</text:p>
      <text:p text:style-name="P38"><text:tab/>Msg5 = erl8583_message:set(?PERSONAL_ID_NUMBER_DATA, &lt;&lt;1,2,3,4,5,6,7,255&gt;&gt;, Msg4),</text:p>
      <text:p text:style-name="P38"><text:tab/>XmlMessage = erl8583_marshaller_xml:marshal(Msg5).</text:p>
      <text:p text:style-name="P38"/>
      <text:p text:style-name="P14"/>
      <text:p text:style-name="P10"><text:span text:style-name="T4">The last line of code above </text:span><text:span text:style-name="T5">marshals the message into an XML document. <text:s/>The XML representation is a proprietary one that is hopefully compatible with that used by the popular jPOS ISO 8583 message processing software.</text:span></text:p>
      <text:p text:style-name="P15"/>
      <text:p text:style-name="P11"><text:span text:style-name="T6">Running jpos_test:test() </text:span><text:span text:style-name="T7">from the erl shell</text:span><text:span text:style-name="T6"> produces the following output</text:span></text:p>
      <text:p text:style-name="P16">"&lt;isomsg&gt;&lt;field id=\"0\" value=\"0100\" /&gt;&lt;field id=\"2\" value=\"1234567890123456\" /&gt;&lt;field id=\"41\" value=\"Term1\" /&gt;&lt;field id=\"52\" value=\"01020304050607FF\" type=\"binary\" /&gt;&lt;/isomsg&gt;\n"</text:p>
      <text:p text:style-name="P18"/>
      <text:p text:style-name="P12"><text:span text:style-name="T8">Next we write some code</text:span><text:span text:style-name="T7"> to send the message to </text:span><text:span text:style-name="T8">a</text:span><text:span text:style-name="T7"> server </text:span><text:span text:style-name="T8">that can process ISO 8583 messages</text:span><text:span text:style-name="T7">.</text:span></text:p>
      <text:p text:style-name="P20"/>
      <text:h text:style-name="P29" text:outline-level="3">Sending the Message to a Server</text:h>
      <text:p text:style-name="P40">We add two lines of code to open a connection to a server on port 8000 and to send the marshalled message:</text:p>
      <text:p text:style-name="P21">-module(jpos_test).</text:p>
      <text:p text:style-name="P21">-include("erl8583/include/erl8583_field_ids.hrl").</text:p>
      <text:p text:style-name="P21">-export([test/0]).</text:p>
      <text:p text:style-name="P21"/>
      <text:p text:style-name="P21">test() -&gt;</text:p>
      <text:p text:style-name="P21"><text:tab/>Msg1 = erl8583_message:new(),</text:p>
      <text:p text:style-name="P21"><text:tab/>Msg2 = erl8583_message:set(?MTI, "0100", Msg1),</text:p>
      <text:p text:style-name="P21"><text:tab/>Msg3 = erl8583_message:set(?PAN, "1234567890123456", Msg2),</text:p>
      <text:p text:style-name="P21"><text:tab/>Msg4 = erl8583_message:set(?CARD_ACCEPTOR_TERMINAL_ID, "Term1", Msg3),</text:p>
      <text:p text:style-name="P21"><text:tab/>Msg5 = erl8583_message:set(?PERSONAL_ID_NUMBER_DATA, &lt;&lt;1,2,3,4,5,6,7,255&gt;&gt;, Msg4),</text:p>
      <text:p text:style-name="P21"><text:tab/>XmlMessage = erl8583_marshaller_xml:marshal(Msg5),</text:p>
      <text:p text:style-name="P21"><text:soft-page-break/><text:tab/>{ok, Sock} = gen_tcp:connect("localhost", 8000, [list, {packet, 0}, {active, true}]),</text:p>
      <text:p text:style-name="P21"><text:tab/>ok = gen_tcp:send(Sock, XmlMessage).</text:p>
      <text:p text:style-name="P21"/>
      <text:p text:style-name="P22">Running the above code will fail with some sort of “connection refused” exception, so we write some minimal jPOS code that can receive the message.</text:p>
      <text:p text:style-name="P22"/>
      <text:h text:style-name="P30" text:outline-level="3">A Minimal jPOS Server</text:h>
      <text:p text:style-name="P41">JPOS</text:p>
      <text:p text:style-name="P41"/>
      <text:h text:style-name="P30" text:outline-level="3">Unmarshalling the Response</text:h>
      <text:p text:style-name="P42">The code below waits for a response from the server and unmarshals the response when it arrives.</text:p>
      <text:p text:style-name="P39">-module(jpos_test).</text:p>
      <text:p text:style-name="P39">-include("erl8583/include/erl8583_field_ids.hrl").</text:p>
      <text:p text:style-name="P39">-export([test/0]).</text:p>
      <text:p text:style-name="P39"/>
      <text:p text:style-name="P39">test() -&gt;</text:p>
      <text:p text:style-name="P39"><text:tab/>Msg1 = erl8583_message:new(),</text:p>
      <text:p text:style-name="P39"><text:tab/>Msg2 = erl8583_message:set(?MTI, "0100", Msg1),</text:p>
      <text:p text:style-name="P39"><text:tab/>Msg3 = erl8583_message:set(?PAN, "1234567890123456", Msg2),</text:p>
      <text:p text:style-name="P39"><text:tab/>Msg4 = erl8583_message:set(?CARD_ACCEPTOR_TERMINAL_ID, "Term1", Msg3),</text:p>
      <text:p text:style-name="P39"><text:tab/>Msg5 = erl8583_message:set(?PERSONAL_ID_NUMBER_DATA, &lt;&lt;1,2,3,4,5,6,7,255&gt;&gt;, Msg4),</text:p>
      <text:p text:style-name="P39"><text:tab/>XmlMessage = erl8583_marshaller_xml:marshal(Msg5),</text:p>
      <text:p text:style-name="P39"><text:tab/>{ok, Sock} = gen_tcp:connect("localhost", 8000, [list, {packet, 0}, {active, true}]),</text:p>
      <text:p text:style-name="P39"><text:tab/>ok = gen_tcp:send(Sock, XmlMessage),</text:p>
      <text:p text:style-name="P39"><text:tab/>receive {tcp, _, MarshalledResponse} -&gt; MarshalledResponse end,</text:p>
      <text:p text:style-name="P39"><text:tab/>Response = erl8583_marshaller_xml:unmarshal(MarshalledResponse),</text:p>
      <text:p text:style-name="P39"><text:tab/>erl8583_message:get(0, Response).<text:tab/></text:p>
      <text:p text:style-name="P20"/>
      <text:p text:style-name="P23">Running the code from the shell, returns the result “0110” indicating that the server returned an “0110” message in response to our “0100” message.</text:p>
      <text:p text:style-name="P23"/>
      <text:h text:style-name="P48" text:outline-level="2">Implementing a Marshaller</text:h>
      <text:p text:style-name="Standard"><text:span text:style-name="T9">The previous section used the XML marshaller to marshal and unmarshal a message. <text:s/>Other marshallers encode messages entirely as ASCII characters, EBCDIC characters or binary. In the ASCII and EBCDIC marshallers binary values are converted to ASCII or EBCDIC hexadecimal characters. <text:s/>The binary marshaller marshals an integer value in BCD; i.e. a binary-marshalled integer value occupies half as many bytes as </text:span><text:span text:style-name="T10">an ASCII or EBCDIC marshalled value.</text:span></text:p>
      <text:p text:style-name="P24"/>
      <text:p text:style-name="P25">The bitmap (field 1) of an ISO 8583 message is regarded as a binary value. <text:s/>American Express use EBCDIC marshalling for non-binary fields <text:span text:style-name="T11">and binary marshalling for binary fields</text:span>.; <text:span text:style-name="T11">t</text:span>his marshalling scheme is not supported by any of <text:span text:style-name="T11">erl8583's</text:span> default marshallers. <text:s/><text:span text:style-name="T11">Additionally, the encoded message is preceded by a two byte length of the resultant message. <text:s/>Again, this length wrapping is easy to implement.</text:span></text:p>
      <text:p text:style-name="P25"><text:span text:style-name="T11"/></text:p>
      <text:p text:style-name="P25"/>
      <text:p text:style-name="P25"><text:soft-page-break/></text:p>
      <text:p text:style-name="P26"/>
      <text:p text:style-name="P1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meta:initial-creator>
    <meta:creation-date>2011-04-10T16:06:21</meta:creation-date>
    <dc:date>2011-04-12T06:28:23</dc:date>
    <dc:creator>carl </dc:creator>
    <meta:editing-duration>PT02H52M56S</meta:editing-duration>
    <meta:editing-cycles>16</meta:editing-cycles>
    <meta:generator>OpenOffice.org/3.2$Linux OpenOffice.org_project/320m19$Build-9505</meta:generator>
    <meta:document-statistic meta:table-count="0" meta:image-count="0" meta:object-count="0" meta:page-count="5" meta:paragraph-count="91" meta:word-count="1226" meta:character-count="8422"/>
  </office:meta>
</office:document-meta>
</file>